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6000000EA51DFD3FA4256B6B0.png" manifest:media-type="image/png"/>
  <manifest:file-entry manifest:full-path="Pictures/100002010000020100000201A24A9CC6F0D929AA.png" manifest:media-type="image/png"/>
  <manifest:file-entry manifest:full-path="Pictures/100009020000350500003505158B41C80577F241.svg" manifest:media-type="image/svg+xml"/>
  <manifest:file-entry manifest:full-path="Pictures/10000000000000EA000000D82542991BCFE06B27.png" manifest:media-type="image/png"/>
  <manifest:file-entry manifest:full-path="Pictures/100002010000011D00000129E458E80CE5A2692B.png" manifest:media-type="image/png"/>
  <manifest:file-entry manifest:full-path="Pictures/1000020100000095000000D40C307C61B344D3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545cm" fo:min-width="6.35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493cm" fo:min-width="6.306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493cm" fo:min-width="6.309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2.493cm" fo:min-width="4.009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 style:list-style-name="L1">
      <style:graphic-properties draw:opacity="20%" draw:textarea-horizontal-align="justify" draw:textarea-vertical-align="bottom" draw:auto-grow-height="false" fo:min-height="4.449cm" fo:min-width="5.215cm"/>
      <style:paragraph-properties style:writing-mode="lr-tb"/>
    </style:style>
    <style:style style:name="gr7" style:family="graphic" style:parent-style-name="standard" style:list-style-name="L1">
      <style:graphic-properties draw:opacity="20%" draw:textarea-horizontal-align="justify" draw:textarea-vertical-align="bottom" draw:auto-grow-height="false" fo:min-height="4.449cm" fo:min-width="5.21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cccccc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dde8cb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opacity="20%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2.794cm" svg:x="3.794cm" svg:y="7cm">
          <text:p text:style-name="P1">Sourc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858cm" svg:height="2.794cm" svg:x="9.1cm" svg:y="7cm">
          <text:p text:style-name="P1">Build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858cm" svg:height="2.794cm" svg:x="14.4cm" svg:y="7.001cm">
          <text:p text:style-name="P1">Tes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858cm" svg:height="2.794cm" svg:x="19.7cm" svg:y="7cm">
          <text:p text:style-name="P3">Deploy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2" draw:text-style-name="P2" draw:layer="layout" svg:width="6.858cm" svg:height="2.794cm" svg:x="3.001cm" svg:y="12.302cm">
          <text:p text:style-name="P1">Sourc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858cm" svg:height="2.794cm" svg:x="8.307cm" svg:y="12.302cm">
          <text:p text:style-name="P1">Build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858cm" svg:height="2.794cm" svg:x="13.607cm" svg:y="12.303cm">
          <text:p text:style-name="P1">Tes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858cm" svg:height="2.794cm" svg:x="18.907cm" svg:y="12.302cm">
          <text:p text:style-name="P1">Deploy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5.207cm" svg:height="7.409cm" svg:x="5.033cm" svg:y="5.302cm">
          <draw:image xlink:href="Pictures/1000020100000095000000D40C307C61B344D3A3.png" xlink:type="simple" xlink:show="embed" xlink:actuate="onLoad" loext:mime-type="image/png">
            <text:p/>
          </draw:image>
        </draw:frame>
        <draw:frame draw:style-name="gr3" draw:text-style-name="P4" draw:layer="layout" svg:width="6.19cm" svg:height="5.714cm" svg:x="18.432cm" svg:y="6.461cm">
          <draw:image xlink:href="Pictures/10000000000000EA000000D82542991BCFE06B27.png" xlink:type="simple" xlink:show="embed" xlink:actuate="onLoad" loext:mime-type="image/png">
            <text:p/>
          </draw:image>
        </draw:frame>
        <draw:frame draw:style-name="gr3" draw:text-style-name="P4" draw:layer="layout" svg:width="7.874cm" svg:height="7.874cm" svg:x="10.525cm" svg:y="13.446cm">
          <draw:image xlink:href="Pictures/100009020000350500003505158B41C80577F241.svg" xlink:type="simple" xlink:show="embed" xlink:actuate="onLoad" loext:mime-type="image/svg+xml">
            <text:p/>
          </draw:image>
          <draw:image xlink:href="Pictures/100002010000020100000201A24A9CC6F0D929AA.png" xlink:type="simple" xlink:show="embed" xlink:actuate="onLoad" loext:mime-type="image/png"/>
        </draw:frame>
        <draw:frame draw:style-name="gr3" draw:text-style-name="P4" draw:layer="layout" svg:width="6.084cm" svg:height="6.19cm" svg:x="11.553cm" svg:y="5.986cm">
          <draw:image xlink:href="Pictures/10000000000000E6000000EA51DFD3FA4256B6B0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2" draw:text-style-name="P2" draw:layer="layout" svg:width="6.858cm" svg:height="2.794cm" svg:x="2.397cm" svg:y="7.222cm">
          <text:p text:style-name="P1">Sourc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858cm" svg:height="2.794cm" svg:x="7.703cm" svg:y="7.222cm">
          <text:p text:style-name="P1">Build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858cm" svg:height="2.794cm" svg:x="13.003cm" svg:y="7.223cm">
          <text:p text:style-name="P1">Tes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6.86cm" svg:height="2.794cm" svg:x="21.289cm" svg:y="7.223cm">
          <text:p text:style-name="P3">Deploy</text:p>
          <draw:enhanced-geometry svg:viewBox="0 0 21600 21600" draw:text-areas="0 0 21600 21600" draw:type="chevron" draw:modifiers="16200.787057280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4.56cm" svg:height="2.794cm" svg:x="18.289cm" svg:y="7.222cm">
          <text:p text:style-name="P6"><text:span text:style-name="T1"><text:s text:c="3"/></text:span><text:span text:style-name="T1">Approval</text:span></text:p>
          <text:p text:style-name="P6"><text:span text:style-name="T1"/></text:p>
          <text:p text:style-name="P6"><text:span text:style-name="T1"/></text:p>
          <draw:enhanced-geometry svg:viewBox="0 0 21600 21600" draw:text-areas="0 0 21600 21600" draw:type="chevron" draw:modifiers="13478.096908572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1.315cm" svg:height="1.37cm" svg:x="20.132cm" svg:y="8.493cm">
          <draw:image xlink:href="Pictures/100002010000011D00000129E458E80CE5A2692B.png" xlink:type="simple" xlink:show="embed" xlink:actuate="onLoad" loext:mime-type="image/png">
            <text:p/>
          </draw:image>
        </draw:frame>
        <draw:custom-shape draw:style-name="gr6" draw:text-style-name="P9" draw:layer="layout" svg:width="5.715cm" svg:height="4.699cm" svg:x="13.7cm" svg:y="6.969cm">
          <text:p text:style-name="P8">Compte de test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715cm" svg:height="4.699cm" svg:x="21.701cm" svg:y="6.969cm">
          <text:p text:style-name="P8">Compte de pro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3:27:29.339691712</meta:creation-date>
    <dc:date>2021-03-23T10:30:13.013849186</dc:date>
    <meta:editing-duration>PT6H53M24S</meta:editing-duration>
    <meta:editing-cycles>10</meta:editing-cycles>
    <meta:generator>LibreOffice/6.4.6.2$Linux_X86_64 LibreOffice_project/40$Build-2</meta:generator>
    <meta:document-statistic meta:object-count="20"/>
  </office:meta>
</office:document-meta>
</file>